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99cm" style:auto-text-indent="false" style:page-number="auto" fo:background-color="transparent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fo:font-size="14pt" officeooo:paragraph-rsid="0003838f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paragraph-rsid="00048bd1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99cm" style:auto-text-indent="false" style:page-number="auto" fo:background-color="transparent"/>
      <style:text-properties fo:font-size="14pt" officeooo:paragraph-rsid="00048bd1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99cm" style:auto-text-indent="false" style:page-number="auto" fo:background-color="transparent"/>
      <style:text-properties fo:font-size="14pt" officeooo:paragraph-rsid="00048bd1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99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officeooo:paragraph-rsid="00048bd1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fo:font-size="14pt" officeooo:rsid="000301f3" officeooo:paragraph-rsid="000301f3" style:font-size-asian="14pt" style:font-size-complex="14pt"/>
    </style:style>
    <style:style style:name="T1" style:family="text">
      <style:text-properties officeooo:rsid="0005d11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Выполнил:</text:p>
      <text:p text:style-name="P8">Ердяков Роман Александрович</text:p>
      <text:p text:style-name="P8">группа ИТб-1302-02-20</text:p>
      <text:p text:style-name="P8"/>
      <text:p text:style-name="P7">Основные задачи Российского государства включают в себя следующие аспекты:</text:p>
      <text:p text:style-name="P4">1. <text:span text:style-name="T1">О</text:span>беспечение роста экономики, сокращение зависимости от нефтегазовых доходов, создание условий для инновационного развития, повышение конкурентоспособности отечественных товаров и услуг.</text:p>
      <text:p text:style-name="P4">2. <text:span text:style-name="T1">О</text:span>беспечение благополучия населения, поддержка здравоохранения, образования, социальной защиты, развитие системы пенсионного обеспечения.</text:p>
      <text:p text:style-name="P4">3. <text:span text:style-name="T1">У</text:span>репление институтов правосудия, совершенствование антикоррупционной политики, обеспечение законности и защиты прав граждан.</text:p>
      <text:p text:style-name="P4">4. <text:span text:style-name="T1">У</text:span>крепление позиций России на мировой арене, <text:s/>участие в решении мировых проблем, защита интересов страны на международном уровне.</text:p>
      <text:p text:style-name="P4">5. <text:span text:style-name="T1">О</text:span>беспечение национальной безопасности, борьба с терроризмом и экстремизмом, укрепление обороноспособности страны.</text:p>
      <text:p text:style-name="P4"/>
      <text:p text:style-name="P5">Однако при решении этих задач Россия сталкивается с рядом вызовов:</text:p>
      <text:p text:style-name="P4">1. Экономическая зависимость от нефтегазовых доходов и недостаточное разнообразие экономики.</text:p>
      <text:p text:style-name="P4">2. Демографические проблемы, включая низкий уровень рождаемости и старение населения.</text:p>
      <text:p text:style-name="P4">3. Коррупция и недостаточная эффективность борьбы с этим явлением.</text:p>
      <text:p text:style-name="P4">4. Международные санкции и напряженные отношения с западными странами.</text:p>
      <text:p text:style-name="P4">5. Угрозы безопасности, включая терроризм, киберугрозы и потенциальные конфликты на границах России.</text:p>
      <text:p text:style-name="P5">Для успешного преодоления этих вызовов необходимо разработать комплексную стратегию, основанную на разносторонних подходах к развитию экономики, социальной сфере, борьбе с коррупцией и обеспечению безопаснос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9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9:59:37.707260980</meta:creation-date>
    <meta:print-date>2024-01-21T20:04:49.989489922</meta:print-date>
    <dc:date>2024-01-21T20:38:09.676776757</dc:date>
    <meta:editing-duration>PT28M2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75" meta:character-count="1521" meta:non-whitespace-character-count="1361"/>
  </office:meta>
</office:document-meta>
</file>